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paragraph-rsid="00126fe2"/>
    </style:style>
    <style:style style:name="P3" style:family="paragraph" style:parent-style-name="Standard">
      <style:text-properties officeooo:rsid="00126fe2" officeooo:paragraph-rsid="00126fe2"/>
    </style:style>
    <style:style style:name="P4" style:family="paragraph" style:parent-style-name="Text_20_body">
      <style:paragraph-properties fo:margin-top="0cm" fo:margin-bottom="0cm" style:contextual-spacing="false"/>
    </style:style>
    <style:style style:name="P5" style:family="paragraph" style:parent-style-name="Text_20_body">
      <style:text-properties officeooo:rsid="00126fe2" officeooo:paragraph-rsid="00126fe2"/>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text-properties officeooo:paragraph-rsid="00126fe2"/>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text-properties officeooo:paragraph-rsid="00126fe2"/>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paragraph-properties fo:margin-top="0cm" fo:margin-bottom="0cm" style:contextual-spacing="false" fo:line-height="100%"/>
    </style:style>
    <style:style style:name="P14" style:family="paragraph" style:parent-style-name="Text_20_body" style:list-style-name="L10"/>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text-properties officeooo:rsid="0012a4e2" officeooo:paragraph-rsid="0012a4e2"/>
    </style:style>
    <style:style style:name="T1" style:family="text">
      <style:text-properties officeooo:rsid="00126fe2"/>
    </style:style>
    <style:style style:name="T2" style:family="text">
      <style:text-properties style:text-underline-style="solid" style:text-underline-width="auto" style:text-underline-color="font-color"/>
    </style:style>
    <style:style style:name="T3" style:family="text">
      <style:text-properties fo:font-style="normal" officeooo:rsid="00133db0" style:font-style-asian="normal" style:font-style-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7"><text:span text:style-name="Strong_20_Emphasis">Array</text:span> - An array is a group of elements that share the same data type (such as all integers or all strings) of an amount set when it is created. For example, A string array might be created to hold 9 strings. The strings can be accessed individually and changed, but the array is fixed at 9 strings. Because of it's fixed size, Arrays are the most efficient of the collections I mention.</text:p>
      <text:p text:style-name="Text_20_body"><text:span text:style-name="Strong_20_Emphasis">List</text:span> - A list is similar to an array in that it holds elements of a single data type, but it does not have a fixed sized when it is created this makes it very efficient at being changed. A new item can be added to any position in the list with a single statement, whereas an array cannot have extra items added efficiently. The trade-off is that lists are less efficient to access than arrays.</text:p>
      <text:p text:style-name="Text_20_body">Both arrays and lists are accessed using a integer index starting from 0.</text:p>
      <text:p text:style-name="Text_20_body"><text:span text:style-name="Strong_20_Emphasis">Dictionary</text:span> - A dictionary is another group of a single data type except that instead of the elements being accessed via an integer index, they are accessed via a key creating a Key/Value pair. Because the keys can be of any single data type and the values can be a different single data type to the keys, dictionaries are very useful for storing information that is linked without having to deal with numbered indexes that might change or be confusing to use. An example use for a dictionary data structure might be to use a student ID number as the key and a string data type as the value when showing results from a student search to show the name associated with that number or vice-versa.</text:p>
      <text:p text:style-name="Text_20_body"><text:bookmark text:name="_mce_caret Copy 88"/><text:span text:style-name="Strong_20_Emphasis">﻿Structs</text:span><text:bookmark text:name="_mce_caret Copy 87"/>﻿ - There are also structs which are a user defined defined data type containing a group of variables of any data types together which is very useful for making a single collection of data such as all player data.</text:p>
      <text:p text:style-name="P7"/>
      <text:p text:style-name="P2"><text:span text:style-name="T1">2.</text:span></text:p>
      <text:list text:style-name="L5">
        <text:list-item>
          <text:p text:style-name="P10"> The Unity editor has a Console that outputs information such as errors and warnings and results and strings you print to console through Debug.Log()</text:p>
        </text:list-item>
      </text:list>
      <text:list text:style-name="L4">
        <text:list-item>
          <text:p text:style-name="P9"> Unity also has the Unity Test Framework package that can be added to test code in both edit and play mode and also to test it on different platforms. This allows you to do unit testing which is isolating and running on piece of code to test it separate from the rest of the project.</text:p>
        </text:list-item>
        <text:list-item>
          <text:p text:style-name="P8"> For performance testing, there is the Unity Performance Testing Extension and Performance Benchmark Reporter that gives myriad information allowing you to see what is utilising the most resources and find problems such as frame drops.</text:p>
        </text:list-item>
      </text:list>
      <text:p text:style-name="P3">3.</text:p>
      <text:p text:style-name="P5">A simple debugging technique is to add Debug.Log() lines to your code that print information such as variable values or just strings such as "Inside LoadMenu() method" to see if a method is being called.</text:p>
      <text:p text:style-name="Text_20_body">Unity also has a debug mode that links the Unity Editor to IDEs such as Visual Studio and Rider to allow you to play the game in the editor and trigger breakpoints, a point set in the IDE at which the program pauses, and you can then step through the code line by line while the program is running to check variables and states and pin point where a bug occurs.</text:p>
      <text:p text:style-name="Text_20_body">Unit testing using the tools mentioned in the previous question can also be a way to isolate bugs in a larger project.</text:p>
      <text:p text:style-name="P3">4.</text:p>
      <text:p text:style-name="P5"><text:soft-page-break/>For a single line, <text:span text:style-name="Strong_20_Emphasis">//</text:span> denotes that whatever comes after on that line is a comment</text:p>
      <text:p text:style-name="P4">For a block comment of multiple lines, it starts with <text:span text:style-name="Strong_20_Emphasis">/*</text:span> and ends with <text:span text:style-name="Strong_20_Emphasis">*/</text:span> - Anything in between is the comment</text:p>
      <text:p text:style-name="P4"/>
      <text:p text:style-name="P4">XML Comments start with <text:span text:style-name="Strong_20_Emphasis">///</text:span> and use XML tags to denote what the comment is for and wrap around it's contents. These comments can be automatically generated into and XML file that gives information about the code such as a summary, namespace, and members<text:line-break/>For example,<text:line-break/>/// &lt;summary&gt;<text:line-break/>/// This is the summary.<text:line-break/>/// &lt;/summary&gt;</text:p>
      <text:p text:style-name="P3"/>
      <text:p text:style-name="P3">5.</text:p>
      <text:p text:style-name="P5">The official Microsoft C# standard uses pascal case (PascalCase) for classes as well as public data types, such as variables, events, methods, and functions, and camel case (camelCase) for private fields and prefix them with _ (underscore)</text:p>
      <text:p text:style-name="P1">Example:  public void LoadGame(string _fileName)</text:p>
      <text:p text:style-name="Text_20_body">BUT! The official Unity manual advises to use pascal case for classes, methods, and functions and camel case for all normal data types regardless of whether they are public or private.<text:line-break/><text:line-break/>A more absolute standard is the use of one statement or declaration per line. If a line continues onto the next line it should be indented one tab stop, which is four spaces.</text:p>
      <text:p text:style-name="Preformatted_20_Text">DO:</text:p>
      <text:p text:style-name="Preformatted_20_Text">int x = 3;</text:p>
      <text:p text:style-name="Preformatted_20_Text">int  y = 7;</text:p>
      <text:p text:style-name="P1">x + y;</text:p>
      <text:p text:style-name="Preformatted_20_Text">NOT:</text:p>
      <text:p text:style-name="P1">int x = 3; int y = 7; x + y;</text:p>
      <text:p text:style-name="Text_20_body">Loops and if statements should have the first curly brace on the next line inline with the test clause and then each line of the contents of the loop or if statement should be indented one tab stop. The ending curly brace should be on it's own line and inline with the other.</text:p>
      <text:p text:style-name="Preformatted_20_Text">Example: </text:p>
      <text:p text:style-name="Preformatted_20_Text"><text:s text:c="2"/>if(i &lt; 10)</text:p>
      <text:p text:style-name="Preformatted_20_Text"><text:s text:c="2"/>{</text:p>
      <text:p text:style-name="Preformatted_20_Text"><text:s text:c="6"/>i++</text:p>
      <text:p text:style-name="P1"><text:s text:c="2"/>}</text:p>
      <text:p text:style-name="P3">6.</text:p>
      <text:p text:style-name="P5"><text:span text:style-name="Strong_20_Emphasis">1. Concepting</text:span> - Brainstorm your ideas for both style and game play mechanics. Draw concept art for screens and characters or objects the end user will see. Discuss broadly how the mechanics and various controls and game functions will work in terms of the end user and implemented in the project. The GDD should be started at this stage, but will be added to throughout.</text:p>
      <text:p text:style-name="Text_20_body"><text:span text:style-name="Strong_20_Emphasis">2. Planning</text:span> - The most important part because it prevents bigger problems later on. Make asset lists of all assets that will be required in the game, this is for the artists to reference when completing tasks and also for the programmers to reference when making their own list of game functions to <text:soft-page-break/>check off. Depending on how big the small game is, you could also assign a time estimate to each item in both lists to start creating time frame and setting the team up for sprints.<text:line-break/>In tandem with making a list of game functions, a UML diagram showing how the game is separated into classes and functions and how data is shared between them. If done correctly so each team member knows what data to expect and what to send, they should each be able to code their part without affecting other code. The TDD should be made at this stage.</text:p>
      <text:p text:style-name="Text_20_body"><text:bookmark text:name="_mce_caret Copy 1"/><text:span text:style-name="Strong_20_Emphasis">﻿3. Prototyping</text:span><text:bookmark text:name="_mce_caret"/>﻿ - Basic mechanics and UI are first programmed along with any code that is required for debugging or testing purposes. Placeholder assets are used to test out game functions and game play and make adjustments as fast as possible. Artists grey-box out the level and may add test models to test animations in scene. This process is essentially continued until all elements of the game have been programmed to a point where beta testing can occur. Artists continue developing and modifying art assets as necessary throughout this and the next stages.</text:p>
      <text:p text:style-name="Text_20_body"><text:bookmark text:name="_mce_caret Copy 3"/><text:span text:style-name="Strong_20_Emphasis">﻿4. Play-testing</text:span><text:bookmark text:name="_mce_caret Copy 2"/>﻿ - As soon as you can, you should start play-testing the game with people outside the development team; use their feedback to adjust game mechanics and the balance of the game play. The sooner you get people trying the game, the easier it is to change or remove unpopular elements.</text:p>
      <text:p text:style-name="Text_20_body"><text:span text:style-name="Strong_20_Emphasis">Play-testing</text:span> and <text:span text:style-name="Strong_20_Emphasis">Prototyping</text:span> then essentially loop until the game is ready for the final stage: <text:bookmark text:name="_mce_caret Copy 5"/><text:span text:style-name="Strong_20_Emphasis">﻿Release </text:span><text:bookmark text:name="_mce_caret Copy 4"/>﻿(if you don't include the years and years of after release support)</text:p>
      <text:p text:style-name="P3">7.</text:p>
      <text:p text:style-name="P5">A simple single line statement must end in a <text:bookmark text:name="_mce_caret Copy 7"/><text:span text:style-name="Strong_20_Emphasis">﻿; </text:span><text:bookmark text:name="_mce_caret Copy 6"/>﻿(semi-colon) - This is because traditionally in C languages space and line break characters are ignored allowing a statement to be formatted how the programmer thinks best for legibility.</text:p>
      <text:p text:style-name="P1">int x = 0;</text:p>
      <text:p text:style-name="Text_20_body">is the same as</text:p>
      <text:p text:style-name="Preformatted_20_Text">int <text:s text:c="4"/>x</text:p>
      <text:p text:style-name="Preformatted_20_Text"><text:s text:c="2"/>= <text:s/></text:p>
      <text:p text:style-name="Preformatted_20_Text"><text:s text:c="4"/>0</text:p>
      <text:p text:style-name="P1">;</text:p>
      <text:list text:style-name="L7">
        <text:list-item>
          <text:p text:style-name="P11">An IF statement starts with <text:span text:style-name="Strong_20_Emphasis">if</text:span> follow by a condition to be evaluated between two parentheses such as <text:span text:style-name="Strong_20_Emphasis">(x &lt; y)</text:span> follow by the contents of the IF statement that will be run if the condition is <text:span text:style-name="Emphasis">true</text:span> contained between two curly braces such as <text:span text:style-name="Strong_20_Emphasis">{ x++; }</text:span></text:p>
        </text:list-item>
      </text:list>
      <text:p text:style-name="Preformatted_20_Text">if(x &lt; y)</text:p>
      <text:p text:style-name="Preformatted_20_Text">{</text:p>
      <text:p text:style-name="Preformatted_20_Text"><text:s text:c="4"/>x++;</text:p>
      <text:p text:style-name="P1">}</text:p>
      <text:list text:style-name="L8">
        <text:list-item>
          <text:p text:style-name="P12"><text:bookmark text:name="_mce_caret Copy 20"/>﻿When declaring variables you first state whether it is <text:bookmark text:name="_mce_caret Copy 19"/><text:span text:style-name="Strong_20_Emphasis">﻿public</text:span><text:bookmark text:name="_mce_caret Copy 18"/>﻿ or <text:bookmark text:name="_mce_caret Copy 17"/><text:span text:style-name="Strong_20_Emphasis">﻿private</text:span><text:bookmark text:name="_mce_caret Copy 16"/>﻿ and then define it's data type such as <text:bookmark text:name="_mce_caret Copy 15"/><text:span text:style-name="Strong_20_Emphasis">﻿string</text:span><text:bookmark text:name="_mce_caret Copy 14"/>﻿ or <text:bookmark text:name="_mce_caret Copy 13"/><text:span text:style-name="Strong_20_Emphasis">﻿float</text:span><text:bookmark text:name="_mce_caret Copy 12"/>﻿ followed by the name of the variable such as <text:span text:style-name="Strong_20_Emphasis">playerHealth</text:span><text:bookmark text:name="_mce_caret Copy 11"/>﻿. If public or private is not specified the variable will be private. A value can be assigned to the variable immediately by placing <text:bookmark text:name="_mce_caret Copy 10"/><text:span text:style-name="Strong_20_Emphasis">﻿=</text:span><text:bookmark text:name="_mce_caret Copy 9"/>﻿ followed by the value at the end followed by the mentioned <text:bookmark text:name="_mce_caret Copy 8"/><text:span text:style-name="Strong_20_Emphasis">﻿; </text:span>semi-colon</text:p>
        </text:list-item>
      </text:list>
      <text:p text:style-name="Preformatted_20_Text">Public string playerName = "Player 1";</text:p>
      <text:p text:style-name="P1">Private float _playerHealth = 100f;</text:p>
      <text:p text:style-name="P3">8.</text:p>
      <text:p text:style-name="P5"><text:soft-page-break/><text:span text:style-name="Strong_20_Emphasis">Integer</text:span> – Used to store whole numbers such as 1, 256, -10</text:p>
      <text:list text:style-name="L9">
        <text:list-item>
          <text:p text:style-name="P13"><text:span text:style-name="Strong_20_Emphasis">Float</text:span> – Used to store numbers with a decimal place such as 1.596874 and 0.2</text:p>
        </text:list-item>
        <text:list-item>
          <text:p text:style-name="P13"><text:span text:style-name="Strong_20_Emphasis">Char</text:span> – Used to store single alphanumeric characters such as “A”, “b”, or “&amp;”</text:p>
        </text:list-item>
        <text:list-item>
          <text:p text:style-name="P13"><text:span text:style-name="Strong_20_Emphasis">String</text:span> – Used to store a group of alphanumeric characters such as “hello!”</text:p>
        </text:list-item>
      </text:list>
      <text:p text:style-name="P3">9.</text:p>
      <text:p text:style-name="P5">The question is what are <text:span text:style-name="Emphasis">4 common variables</text:span> (<text:bookmark text:name="_mce_caret Copy 28"/><text:span text:style-name="Emphasis"><text:span text:style-name="T2">﻿not</text:span></text:span><text:bookmark text:name="_mce_caret Copy 27"/>﻿ data types), which can only mean either commons variable names you would find in a Unity game or what a some things you would need a variable for in a Unity game. However there are myriad different things you might do with a variable depending on the game.<text:line-break/>I wonder if the question is actually "What are 4 common <text:bookmark text:name="_mce_caret Copy 26"/><text:span text:style-name="Emphasis">﻿data types</text:span><text:bookmark text:name="_mce_caret Copy 25"/>﻿ used in Unity?" meaning what are some types other than <text:bookmark text:name="_mce_caret Copy 24"/><text:span text:style-name="Emphasis">﻿int</text:span><text:bookmark text:name="_mce_caret Copy 23"/>﻿ and <text:bookmark text:name="_mce_caret Copy 22"/><text:span text:style-name="Emphasis">﻿float</text:span><text:bookmark text:name="_mce_caret Copy 21"/>﻿ that are Unity specific.. I will answer both!<text:line-break/><text:line-break/>A. Common variables you would find in Unity are:</text:p>
      <text:list text:style-name="L10">
        <text:list-item>
          <text:p text:style-name="P15"><text:bookmark text:name="_mce_caret Copy 34"/><text:bookmark text:name="_mce_caret Copy 33"/><text:bookmark text:name="_mce_caret Copy 32"/><text:bookmark text:name="_mce_caret Copy 31"/><text:bookmark text:name="_mce_caret Copy 30"/><text:bookmark text:name="_mce_caret Copy 29"/><text:bookmark text:name="mce_6_start"/>﻿playerPosition (a Vector 3 data type)</text:p>
        </text:list-item>
        <text:list-item>
          <text:p text:style-name="P15"><text:bookmark text:name="_mce_caret Copy 40"/><text:bookmark text:name="_mce_caret Copy 39"/><text:bookmark text:name="_mce_caret Copy 38"/><text:bookmark text:name="_mce_caret Copy 37"/><text:bookmark text:name="_mce_caret Copy 36"/><text:bookmark text:name="_mce_caret Copy 35"/>volumeLevel (a float)</text:p>
        </text:list-item>
        <text:list-item>
          <text:p text:style-name="P15"><text:bookmark text:name="_mce_caret Copy 46"/><text:bookmark text:name="_mce_caret Copy 45"/><text:bookmark text:name="_mce_caret Copy 44"/><text:bookmark text:name="_mce_caret Copy 43"/><text:bookmark text:name="_mce_caret Copy 42"/><text:bookmark text:name="_mce_caret Copy 41"/>gamePaused (a bool)</text:p>
        </text:list-item>
        <text:list-item>
          <text:p text:style-name="P14"><text:bookmark text:name="_mce_caret Copy 52"/><text:bookmark text:name="_mce_caret Copy 51"/><text:bookmark text:name="_mce_caret Copy 50"/><text:bookmark text:name="_mce_caret Copy 49"/><text:bookmark text:name="_mce_caret Copy 48"/><text:bookmark text:name="_mce_caret Copy 47"/>enemyObj (a GameObject data type)</text:p>
        </text:list-item>
      </text:list>
      <text:p text:style-name="Text_20_body">B. Unity specific data types:</text:p>
      <text:list text:style-name="L11">
        <text:list-item>
          <text:p text:style-name="P17"><text:span text:style-name="Strong_20_Emphasis">GameObject</text:span> - a data type that stores Unity game objects which is any entity in a unity scene</text:p>
        </text:list-item>
        <text:list-item>
          <text:p text:style-name="P17"><text:span text:style-name="Strong_20_Emphasis">Animator</text:span> - a data type for holding the animator component which allows accessing and manipulating the animations of objects in the game.</text:p>
        </text:list-item>
        <text:list-item>
          <text:p text:style-name="P17"><text:span text:style-name="Strong_20_Emphasis">Transform</text:span> - a data type that store the various position and scale data for an object. Position, Rotation, and Scale are all stored in the Transform data type</text:p>
        </text:list-item>
        <text:list-item>
          <text:p text:style-name="P16"><text:span text:style-name="Strong_20_Emphasis">TMP_Text</text:span> - a data type for the text in a TextMeshPro asset. If you have a button with a TMP_Text component, you will need to use this data type to modify the text and it's properties from code.</text:p>
        </text:list-item>
      </text:list>
      <text:p text:style-name="P3">10.</text:p>
      <text:p text:style-name="P5"><text:span text:style-name="Strong_20_Emphasis">Arithmetic<text:line-break/>++</text:span> used to add a variables current value to itself. For example <text:span text:style-name="Strong_20_Emphasis">x = x + 1;</text:span> is the same as <text:span text:style-name="Strong_20_Emphasis">x++;</text:span></text:p>
      <text:p text:style-name="Text_20_body"><text:span text:style-name="Strong_20_Emphasis">Assignment<text:line-break/>+= </text:span><text:bookmark text:name="_mce_caret Copy 57"/>﻿used to add the value after this operator to the current value of the variable and make the variable that new value. For example, <text:bookmark text:name="_mce_caret Copy 56"/><text:span text:style-name="Strong_20_Emphasis">﻿x += 5;</text:span><text:bookmark text:name="_mce_caret Copy 55"/>﻿ is the same as <text:bookmark text:name="_mce_caret Copy 54"/><text:span text:style-name="Strong_20_Emphasis">﻿x = x + 5;</text:span><text:bookmark text:name="_mce_caret Copy 53"/></text:p>
      <text:p text:style-name="Text_20_body"><text:bookmark text:name="_mce_caret Copy 70"/><text:span text:style-name="Strong_20_Emphasis">﻿Comparison<text:line-break/></text:span><text:bookmark text:name="_mce_caret Copy 69"/><text:span text:style-name="Strong_20_Emphasis">﻿==</text:span><text:bookmark text:name="_mce_caret Copy 68"/>﻿ is used to compare two values and see if they are <text:bookmark text:name="_mce_caret Copy 67"/>﻿<text:span text:style-name="Emphasis">equal.</text:span><text:bookmark text:name="_mce_caret Copy 66"/> For example, <text:bookmark text:name="_mce_caret Copy 65"/><text:span text:style-name="Strong_20_Emphasis">﻿10 == 10</text:span><text:bookmark text:name="_mce_caret Copy 64"/>﻿ would return <text:bookmark text:name="_mce_caret Copy 63"/><text:span text:style-name="Strong_20_Emphasis">﻿True</text:span><text:bookmark text:name="_mce_caret Copy 62"/>﻿ and <text:bookmark text:name="_mce_caret Copy 61"/><text:span text:style-name="Strong_20_Emphasis">﻿10 == 5</text:span><text:bookmark text:name="_mce_caret Copy 60"/>﻿ would return <text:bookmark text:name="_mce_caret Copy 59"/><text:span text:style-name="Strong_20_Emphasis">﻿False</text:span><text:bookmark text:name="_mce_caret Copy 58"/>﻿</text:p>
      <text:p text:style-name="Text_20_body"/>
      <text:p text:style-name="P18">11.</text:p>
      <text:p text:style-name="P18">An expression is <text:span text:style-name="Strong_20_Emphasis">operands </text:span><text:bookmark text:name="_mce_caret Copy 73"/>﻿and <text:bookmark text:name="_mce_caret Copy 72"/><text:span text:style-name="Strong_20_Emphasis">﻿operators</text:span><text:bookmark text:name="_mce_caret Copy 71"/>﻿ joined together to compute a value that can be stored in a variable.</text:p>
      <text:p text:style-name="Text_20_body"><text:soft-page-break/>a = 1<text:line-break/>y = 2</text:p>
      <text:p text:style-name="Text_20_body">int x = a + y   (x = 3)</text:p>
      <text:p text:style-name="Text_20_body">bool x = a != y  (x = true)</text:p>
      <text:p text:style-name="P18">12.</text:p>
      <text:p text:style-name="P18"><text:span text:style-name="Strong_20_Emphasis">Sequence</text:span> is the order that we want the computer to execute the instructions we provide in the code. In C# the sequence of instructions is line by line unless instructed to go to another script at which point it will proceed line by line in that script</text:p>
      <text:p text:style-name="Text_20_body"><text:bookmark text:name="_mce_caret Copy 77"/><text:span text:style-name="Strong_20_Emphasis">﻿Selection</text:span><text:bookmark text:name="_mce_caret Copy 76"/>﻿ is the term used to define instructions that have a condition or choice in which the next instruction in the sequence is determined by some criteria such as <text:span text:style-name="Emphasis">IF x &lt; y THEN a + b ELSE a - b</text:span>  (whether <text:bookmark text:name="_mce_caret Copy 75"/><text:span text:style-name="Emphasis">﻿x</text:span> is less than <text:bookmark text:name="_mce_caret Copy 74"/><text:span text:style-name="Emphasis">﻿y</text:span> will determine if the next instruction is <text:span text:style-name="Emphasis">a + b</text:span> or <text:span text:style-name="Emphasis">a - b</text:span><text:span text:style-name="Emphasis"><text:span text:style-name="T3">)</text:span></text:span></text:p>
      <text:p text:style-name="Text_20_body"><text:bookmark text:name="_mce_caret Copy 80"/><text:span text:style-name="Strong_20_Emphasis">﻿Iteration</text:span><text:bookmark text:name="_mce_caret Copy 79"/>﻿ is the term used to describe doing something again and again. An example of this in programming is For Loops and While Loops which repeat a set of instructions until a certain condition is met.<text:bookmark text:name="_mce_caret Copy 78"/></text:p>
      <text:p text:style-name="Text_20_body">It is through the use of <text:bookmark text:name="_mce_caret Copy 86"/><text:span text:style-name="Strong_20_Emphasis">﻿sequence</text:span><text:bookmark text:name="_mce_caret Copy 85"/>﻿, <text:bookmark text:name="_mce_caret Copy 84"/><text:span text:style-name="Strong_20_Emphasis">﻿selection</text:span><text:bookmark text:name="_mce_caret Copy 83"/>﻿, and <text:bookmark text:name="_mce_caret Copy 82"/><text:span text:style-name="Strong_20_Emphasis">﻿iteration</text:span><text:bookmark text:name="_mce_caret Copy 81"/>﻿ that any algorithm can be programmed. These three constructs are the basis for all complex logic. </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6T00:32:05.611000000</meta:creation-date>
    <dc:date>2023-07-06T01:00:59.110000000</dc:date>
    <meta:editing-duration>PT13M42S</meta:editing-duration>
    <meta:editing-cycles>3</meta:editing-cycles>
    <meta:generator>LibreOffice/7.5.2.2$Windows_X86_64 LibreOffice_project/53bb9681a964705cf672590721dbc85eb4d0c3a2</meta:generator>
    <meta:document-statistic meta:table-count="0" meta:image-count="0" meta:object-count="0" meta:page-count="5" meta:paragraph-count="86" meta:word-count="2100" meta:character-count="11018" meta:non-whitespace-character-count="9034"/>
  </office:meta>
</office:document-meta>
</file>